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30b60c" officeooo:paragraph-rsid="0030b60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0b60c" officeooo:paragraph-rsid="0030b60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2363c" officeooo:paragraph-rsid="003236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1" style:text-underline-style="none" fo:font-weight="normal" officeooo:rsid="0032363c" officeooo:paragraph-rsid="0032363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style:text-underline-style="none" fo:font-weight="normal" officeooo:rsid="003b2ac2" officeooo:paragraph-rsid="003b2ac2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1" style:text-underline-style="none" fo:font-weight="normal" officeooo:rsid="00332f84" officeooo:paragraph-rsid="00332f8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1" style:text-underline-style="none" fo:font-weight="normal" officeooo:rsid="003a0120" officeooo:paragraph-rsid="003a01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2363c" officeooo:paragraph-rsid="0032363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13ef4" officeooo:paragraph-rsid="00413ef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18fcd" officeooo:paragraph-rsid="0047f70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78f5e" officeooo:paragraph-rsid="00578f5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5c7032" officeooo:paragraph-rsid="005c703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13ef4" officeooo:paragraph-rsid="00413ef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ceddb" officeooo:paragraph-rsid="003ced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4bf05" officeooo:paragraph-rsid="0032363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5f967" officeooo:paragraph-rsid="0047f70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35f967" officeooo:paragraph-rsid="0047f70f" style:font-weight-asian="normal" style:font-weight-complex="normal"/>
    </style:style>
    <style:style style:name="P18" style:family="paragraph" style:parent-style-name="Standard" style:list-style-name="L2">
      <style:text-properties style:text-underline-style="none" fo:font-weight="normal" officeooo:rsid="00340947" officeooo:paragraph-rsid="0047f70f" style:font-weight-asian="normal" style:font-weight-complex="normal"/>
    </style:style>
    <style:style style:name="P19" style:family="paragraph" style:parent-style-name="Standard" style:list-style-name="L2">
      <style:text-properties style:text-underline-style="none" fo:font-weight="normal" officeooo:rsid="00322dd5" officeooo:paragraph-rsid="0047f70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4be46d" officeooo:paragraph-rsid="004be46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0b60c" officeooo:paragraph-rsid="0030b60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578f5e" officeooo:paragraph-rsid="00578f5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583943" officeooo:paragraph-rsid="0058394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58db57" officeooo:paragraph-rsid="0058db57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58db57" officeooo:paragraph-rsid="0058db57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5b0630" officeooo:paragraph-rsid="005b0630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5c7032" officeooo:paragraph-rsid="005c7032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5d3641" officeooo:paragraph-rsid="005d364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58db57"/>
    </style:style>
    <style:style style:name="P30" style:family="paragraph" style:parent-style-name="Standard" style:list-style-name="L2">
      <style:text-properties officeooo:paragraph-rsid="0047f70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Times New Roman1"/>
    </style:style>
    <style:style style:name="T4" style:family="text">
      <style:text-properties style:text-position="0% 100%" style:font-name="Times New Roman1" officeooo:rsid="00413ef4"/>
    </style:style>
    <style:style style:name="T5" style:family="text">
      <style:text-properties style:text-position="0% 100%" officeooo:rsid="004da772"/>
    </style:style>
    <style:style style:name="T6" style:family="text">
      <style:text-properties officeooo:rsid="00413ef4"/>
    </style:style>
    <style:style style:name="T7" style:family="text">
      <style:text-properties style:text-underline-style="none" fo:font-weight="normal" officeooo:rsid="00458a54" style:font-weight-asian="normal" style:font-weight-complex="normal"/>
    </style:style>
    <style:style style:name="T8" style:family="text">
      <style:text-properties style:text-underline-style="none" fo:font-weight="normal" officeooo:rsid="003221f4" style:font-weight-asian="normal" style:font-weight-complex="normal"/>
    </style:style>
    <style:style style:name="T9" style:family="text">
      <style:text-properties style:text-underline-style="none" fo:font-weight="normal" officeooo:rsid="003477de" style:font-weight-asian="normal" style:font-weight-complex="normal"/>
    </style:style>
    <style:style style:name="T10" style:family="text">
      <style:text-properties style:text-underline-style="none" fo:font-weight="normal" officeooo:rsid="0058db57" style:font-weight-asian="normal" style:font-weight-complex="normal"/>
    </style:style>
    <style:style style:name="T11" style:family="text">
      <style:text-properties fo:language="zxx" fo:country="none" style:text-underline-style="none" fo:font-weight="normal" officeooo:rsid="003477de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style:text-underline-style="none" fo:font-weight="normal" officeooo:rsid="0058db57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zxx" fo:country="none" style:text-underline-style="none" fo:font-weight="normal" officeooo:rsid="00591d0b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officeooo:rsid="0048fcd5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lumes <text:span text:style-name="T6">and Concentrations</text:span></text:p>
      <text:p text:style-name="P1"/>
      <text:p text:style-name="P3"/>
      <text:p text:style-name="P9">Concentrations</text:p>
      <text:p text:style-name="P13"/>
      <text:p text:style-name="P20">1 dm<text:span text:style-name="T1">3</text:span><text:span text:style-name="T2"> = 1000 cm</text:span><text:span text:style-name="T1">3</text:span><text:span text:style-name="T2"> = </text:span><text:span text:style-name="T5">1000ml = </text:span><text:span text:style-name="T2">1L</text:span></text:p>
      <text:p text:style-name="P13"/>
      <text:p text:style-name="P3"><draw:frame draw:style-name="fr1" draw:name="Object1" text:anchor-type="as-char" svg:width="8.398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7">or</text:span><draw:frame draw:style-name="fr1" draw:name="Object2" text:anchor-type="as-char" svg:width="1.18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/>
      <text:p text:style-name="P15"/>
      <text:p text:style-name="P10">Making A standard Solution</text:p>
      <text:list xml:id="list301865348" text:style-name="L2">
        <text:list-item>
          <text:p text:style-name="P18">moles = concentration * volume</text:p>
        </text:list-item>
        <text:list-item>
          <text:p text:style-name="P30"><text:span text:style-name="T8">Calculate the Mr of </text:span><text:span text:style-name="T11">the</text:span><text:span text:style-name="T8"> substanc</text:span><text:span text:style-name="T9">e</text:span></text:p>
        </text:list-item>
        <text:list-item>
          <text:p text:style-name="P19">calculate the actual mass needed (mass = Mr * moles)</text:p>
        </text:list-item>
        <text:list-item>
          <text:p text:style-name="P16">Add that mass of the substance into the volume of the solvent</text:p>
        </text:list-item>
      </text:list>
      <text:p text:style-name="P17"/>
      <text:p text:style-name="P17"/>
      <text:p text:style-name="P17"/>
      <text:p text:style-name="P15"/>
      <text:p text:style-name="P3"/>
      <text:p text:style-name="P3"><text:span text:style-name="T14">Volumes </text:span>At RTP</text:p>
      <text:p text:style-name="P4"/>
      <text:p text:style-name="P4">RTP is:</text:p>
      <text:list xml:id="list2553357826" text:style-name="L1">
        <text:list-item>
          <text:p text:style-name="P6">25 °C</text:p>
        </text:list-item>
        <text:list-item>
          <text:p text:style-name="P7">100-101 kPa</text:p>
        </text:list-item>
      </text:list>
      <text:p text:style-name="P5">At RTP, 1 mole of gas occupies exactly 20dm<text:span text:style-name="T1">3</text:span></text:p>
      <text:p text:style-name="P14"><text:span text:style-name="T3">So the </text:span><text:span text:style-name="T4">formula is:</text:span></text:p>
      <text:p text:style-name="P14"><text:span text:style-name="T4"/></text:p>
      <text:p text:style-name="P1"><draw:frame draw:style-name="fr1" draw:name="Object3" text:anchor-type="as-char" svg:width="4.976cm" svg:height="1.14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as-char" svg:width="2.82cm" svg:height="0.99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1">Volumes Not At RTP</text:p>
      <text:p text:style-name="P22"/>
      <text:p text:style-name="P23">For volumes outside of RTP, we use the ideal gas equation, which is:</text:p>
      <text:p text:style-name="P23"><draw:frame draw:style-name="fr1" draw:name="Object5" text:anchor-type="as-char" svg:width="12.578cm" svg:height="0.55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or <draw:frame draw:style-name="fr1" draw:name="Object6" text:anchor-type="as-char" svg:width="1.887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3"/>
      <text:p text:style-name="P29"><text:span text:style-name="T10">This assumes that the </text:span><text:span text:style-name="T12">gas </text:span><text:span text:style-name="T13">particles</text:span><text:span text:style-name="T10">:</text:span></text:p>
      <text:list xml:id="list2586952758" text:style-name="L3">
        <text:list-item>
          <text:p text:style-name="P25">Are moving randomly</text:p>
        </text:list-item>
        <text:list-item>
          <text:p text:style-name="P26">Have elastic collisions (no energy loss as heat, noise, etc)</text:p>
        </text:list-item>
        <text:list-item>
          <text:p text:style-name="P25">Have negligible size</text:p>
        </text:list-item>
        <text:list-item>
          <text:p text:style-name="P25">Have no intermolecular forces</text:p>
        </text:list-item>
      </text:list>
      <text:p text:style-name="P24"/>
      <text:p text:style-name="P12"><text:span text:style-name="T15">Conversions</text:span></text:p>
      <text:list xml:id="list4147312514" text:style-name="L4">
        <text:list-item>
          <text:p text:style-name="P27">Pa = kPa * 1000</text:p>
        </text:list-item>
        <text:list-item>
          <text:p text:style-name="P27">K = C + 273</text:p>
        </text:list-item>
        <text:list-item>
          <text:p text:style-name="P28">M<text:span text:style-name="T1">3</text:span><text:span text:style-name="T2"> = cm</text:span><text:span text:style-name="T1">3</text:span><text:span text:style-name="T2"> * 10</text:span><text:span text:style-name="T1">-6</text:span></text:p>
        </text:list-item>
        <text:list-item>
          <text:p text:style-name="P28"><text:span text:style-name="T2">DM</text:span><text:span text:style-name="T1">3</text:span><text:span text:style-name="T2"> = cm</text:span><text:span text:style-name="T1">3</text:span><text:span text:style-name="T2"> * 10</text:span><text:span text:style-name="T1">-3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2M59S</meta:editing-duration>
    <meta:editing-cycles>55</meta:editing-cycles>
    <meta:generator>LibreOffice/7.0.3.1$Linux_X86_64 LibreOffice_project/00$Build-1</meta:generator>
    <dc:date>2020-11-22T10:07:25.237050830</dc:date>
    <meta:document-statistic meta:table-count="0" meta:image-count="0" meta:object-count="6" meta:page-count="1" meta:paragraph-count="29" meta:word-count="152" meta:character-count="712" meta:non-whitespace-character-count="6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moles</mi>
        <mo stretchy="false">=</mo>
        <mi mathvariant="italic">concentration</mi>
      </mrow>
      <mrow>
        <mrow>
          <mo fence="true" stretchy="false">(</mo>
          <mrow>
            <mrow>
              <mi mathvariant="italic">mol</mi>
              <msup>
                <mi mathvariant="italic">dm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×</mo>
        <mi mathvariant="italic">volume</mi>
      </mrow>
      <mrow>
        <mo fence="true" stretchy="false">(</mo>
        <mrow>
          <msup>
            <mi mathvariant="italic">dm</mi>
            <mn>3</mn>
          </msup>
        </mrow>
        <mo fence="true" stretchy="false">)</mo>
      </mrow>
    </mrow>
    <annotation encoding="StarMath 5.0">moles = concentration (mol dm^-3) times volume ( dm^3 )</annotation>
  </semantics>
</math>
</file>

<file path=Object 2/content.xml><?xml version="1.0" encoding="utf-8"?>
<math xmlns="http://www.w3.org/1998/Math/MathML" display="block">
  <semantics>
    <mrow>
      <mi>n</mi>
      <mo stretchy="false">=</mo>
      <mi mathvariant="italic">cv</mi>
    </mrow>
    <annotation encoding="StarMath 5.0">n = cv</annotation>
  </semantics>
</math>
</file>

<file path=Object 3/content.xml><?xml version="1.0" encoding="utf-8"?>
<math xmlns="http://www.w3.org/1998/Math/MathML" display="block">
  <semantics>
    <mrow>
      <mi mathvariant="italic">moles</mi>
      <mo stretchy="false">=</mo>
      <mfrac>
        <mrow>
          <mi mathvariant="italic">volume</mi>
          <mrow>
            <mo fence="true" stretchy="false">(</mo>
            <mrow>
              <msup>
                <mi mathvariant="italic">dm</mi>
                <mn>3</mn>
              </msup>
            </mrow>
            <mo fence="true" stretchy="false">)</mo>
          </mrow>
        </mrow>
        <mrow>
          <mn>24</mn>
          <msup>
            <mi mathvariant="italic">dm</mi>
            <mn>3</mn>
          </msup>
          <mtext>or</mtext>
          <mn>24000</mn>
          <msup>
            <mi mathvariant="italic">cm</mi>
            <mn>3</mn>
          </msup>
        </mrow>
      </mfrac>
    </mrow>
    <annotation encoding="StarMath 5.0">moles = { volume (dm^3) } over { 24 dm^3 "or" 24000 cm^3 }</annotation>
  </semantics>
</math>
</file>

<file path=Object 4/content.xml><?xml version="1.0" encoding="utf-8"?>
<math xmlns="http://www.w3.org/1998/Math/MathML" display="block">
  <semantics>
    <mrow>
      <mi>n</mi>
      <mo stretchy="false">=</mo>
      <mfrac>
        <mi>v</mi>
        <mrow>
          <mn>24</mn>
          <mtext>or</mtext>
          <mn>24000</mn>
        </mrow>
      </mfrac>
    </mrow>
    <annotation encoding="StarMath 5.0">n = v over { 24 "or" 24000 }</annotation>
  </semantics>
</math>
</file>

<file path=Object 5/content.xml><?xml version="1.0" encoding="utf-8"?>
<math xmlns="http://www.w3.org/1998/Math/MathML" display="block">
  <semantics>
    <mrow>
      <mi mathvariant="italic">pressure</mi>
      <mrow>
        <mrow>
          <mo fence="true" stretchy="false">(</mo>
          <mrow>
            <mi mathvariant="italic">pa</mi>
          </mrow>
          <mo fence="true" stretchy="false">)</mo>
        </mrow>
        <mo stretchy="false">×</mo>
        <mi mathvariant="italic">volume</mi>
      </mrow>
      <mrow>
        <mrow>
          <mo fence="true" stretchy="false">(</mo>
          <mrow>
            <msup>
              <mi>m</mi>
              <mn>3</mn>
            </msup>
          </mrow>
          <mo fence="true" stretchy="false">)</mo>
        </mrow>
        <mo stretchy="false">=</mo>
        <mrow>
          <mi mathvariant="italic">moles</mi>
          <mo stretchy="false">×</mo>
          <mn>8.314</mn>
        </mrow>
      </mrow>
      <msup>
        <mi mathvariant="italic">Jmol</mi>
        <mrow>
          <mo stretchy="false">−</mo>
          <mn>1</mn>
        </mrow>
      </msup>
      <mrow>
        <msup>
          <mi>K</mi>
          <mrow>
            <mo stretchy="false">−</mo>
            <mn>1</mn>
          </mrow>
        </msup>
        <mo stretchy="false">×</mo>
        <mi mathvariant="italic">temperature</mi>
      </mrow>
      <mrow>
        <mo fence="true" stretchy="false">(</mo>
        <mrow>
          <mi>K</mi>
        </mrow>
        <mo fence="true" stretchy="false">)</mo>
      </mrow>
    </mrow>
    <annotation encoding="StarMath 5.0">pressure ( pa ) times volume ( m^3 ) = moles times 8.314 Jmol^-1K^-1 times temperature ( K )</annotation>
  </semantics>
</math>
</file>

<file path=Object 6/content.xml><?xml version="1.0" encoding="utf-8"?>
<math xmlns="http://www.w3.org/1998/Math/MathML" display="block">
  <semantics>
    <mrow>
      <mi mathvariant="italic">pV</mi>
      <mo stretchy="false">=</mo>
      <mi mathvariant="italic">nRT</mi>
    </mrow>
    <annotation encoding="StarMath 5.0">pV = nRT</annotation>
  </semantics>
</math>
</file>